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2" style:family="paragraph" style:parent-style-name="Text_20_body" style:list-style-name="L2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3" style:family="paragraph" style:parent-style-name="Text_20_body" style:list-style-name="L3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4" style:family="paragraph" style:parent-style-name="Text_20_body">
      <style:paragraph-properties fo:margin-left="0in" fo:margin-right="0in" style:line-height-at-least="0.2291in" fo:widows="1" fo:text-indent="0in" style:auto-text-indent="false"/>
    </style:style>
    <style:style style:name="P5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6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7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P8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9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MERGESORT STUDY GUIDE</text:h>
      <text:p text:style-name="P4"/>
      <text:p text:style-name="P5"><text:span text:style-name="T1">Mergesort</text:span>. Merge left, merge right, merge.</text:p>
      <text:p text:style-name="P5"><text:span text:style-name="T1">Merge</text:span>. Understand how to carry out the merge operation. How many compares does it use when comparing two arrays of size N in the best case? In the worst case?</text:p>
      <text:p text:style-name="P5"><text:span text:style-name="T1">Mergesort order of growth</text:span>. Understand how to show that the order of growth of the number of compares is N lg N. Understand why the entire algorithm is also order N lg N.</text:p>
      <text:p text:style-name="P5"><text:span text:style-name="T1">Mergesort compare bounding</text:span>. Know why the best case is ~ 1/2 N lg N and the worst case is ~ N lg N compares.</text:p>
      <text:p text:style-name="P5"><text:span text:style-name="T1">Mergesort properties</text:span>. Mergesort is stable (why?). Mergesort uses N extra memory (why?). Does mergesort do particularly well on already sorted arrays? Partially ordered arrays?</text:p>
      <text:h text:style-name="P9" text:outline-level="3">Recommended Problems</text:h>
      <text:h text:style-name="P7" text:outline-level="4">C level</text:h>
      <text:list xml:id="list8588204922010998296" text:style-name="L1">
        <text:list-item>
          <text:p text:style-name="P1">Give a worst case and a best case input for mergesort.</text:p>
        </text:list-item>
      </text:list>
      <text:h text:style-name="P7" text:outline-level="4">B level</text:h>
      <text:list xml:id="list6616666975157427915" text:style-name="L2">
        <text:list-item>
          <text:p text:style-name="P6">Textbook 2.2.22</text:p>
        </text:list-item>
        <text:list-item>
          <text:p text:style-name="P2">Textbook 2.2.8</text:p>
        </text:list-item>
      </text:list>
      <text:h text:style-name="P7" text:outline-level="4">A level</text:h>
      <text:list xml:id="list4380066090171578154" text:style-name="L3">
        <text:list-item>
          <text:p text:style-name="P3">Using the decision tree idea, rederive the proof that all compare-based sorting algorithms must use at least ~ N lg N compares in the worst case. You may assume Stirling's formul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4.3.5.2$Windows_x86 LibreOffice_project/3a87456aaa6a95c63eea1c1b3201acedf0751bd5</meta:generator>
    <dc:date>2015-01-20T14:20:36.397000000</dc:date>
    <meta:document-statistic meta:table-count="0" meta:image-count="0" meta:object-count="0" meta:page-count="1" meta:paragraph-count="14" meta:word-count="178" meta:character-count="984" meta:non-whitespace-character-count="824"/>
    <meta:user-defined meta:name="Info 1"/>
    <meta:user-defined meta:name="Info 2"/>
    <meta:user-defined meta:name="Info 3"/>
    <meta:user-defined meta:name="Info 4"/>
  </office:meta>
</office:document-meta>
</file>